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02cm solid #000000" fo:border-left="0.002cm solid #000000" fo:border-right="none" fo:border-top="0.002cm solid #000000" fo:padding="0.097cm"/>
    </style:style>
    <style:style style:family="table-cell" style:name="Tableau1.B1">
      <style:table-cell-properties fo:border="0.002cm solid #000000" fo:padding="0.097cm"/>
    </style:style>
    <style:style style:family="table-cell" style:name="Tableau1.A2">
      <style:table-cell-properties fo:border-bottom="0.002cm solid #000000" fo:border-left="0.002cm solid #000000" fo:border-right="none" fo:border-top="none" fo:padding="0.097cm"/>
    </style:style>
    <style:style style:family="table-cell" style:name="Tableau1.B2">
      <style:table-cell-properties fo:border-bottom="0.002cm solid #000000" fo:border-left="0.002cm solid #000000" fo:border-right="0.002cm solid #000000" fo:border-top="none" fo:padding="0.097cm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bold" style:font-weight-asian="bold" style:font-weight-complex="bold"/>
    </style:style>
    <style:style style:family="paragraph" style:name="P3" style:parent-style-name="UrbanBody">
      <style:paragraph-properties fo:text-align="start" style:justify-single-word="false"/>
      <style:text-properties fo:font-size="12pt" fo:font-weight="bold" style:font-name="Times New Roman" style:font-size-asian="10.5pt" style:font-weight-asian="bold" style:font-weight-complex="bold"/>
    </style:style>
    <style:style style:family="paragraph" style:name="P4" style:parent-style-name="UrbanTitle2">
      <style:paragraph-properties fo:text-align="end" style:justify-single-word="false"/>
    </style:style>
    <style:style style:family="paragraph" style:name="P5" style:parent-style-name="UrbanTitle2">
      <style:paragraph-properties fo:text-align="end" style:justify-single-word="false"/>
    </style:style>
    <style:style style:family="paragraph" style:name="P6" style:parent-style-name="UrbanBody">
      <style:text-properties fo:font-weight="normal" style:font-weight-asian="normal" style:font-weight-complex="normal"/>
    </style:style>
    <style:style style:family="paragraph" style:name="P7" style:parent-style-name="UrbanBody">
      <style:text-properties fo:font-style="normal" style:font-style-asian="normal" style:font-style-complex="normal"/>
    </style:style>
    <style:style style:family="paragraph" style:list-style-name="L2" style:name="P8" style:parent-style-name="UrbanBody"/>
    <style:style style:family="paragraph" style:name="P9" style:parent-style-name="UrbanBody">
      <style:text-properties fo:font-weight="bold" style:font-weight-asian="bold" style:font-weight-complex="bold"/>
    </style:style>
    <style:style style:family="paragraph" style:name="P10" style:parent-style-name="UrbanBody">
      <style:paragraph-properties fo:text-align="end" style:justify-single-word="false"/>
      <style:text-properties fo:font-weight="bold" style:font-weight-asian="bold" style:font-weight-complex="bold"/>
    </style:style>
    <style:style style:family="paragraph" style:name="P11" style:parent-style-name="UrbanBody">
      <style:paragraph-properties fo:break-before="page" fo:text-align="end" style:justify-single-word="false"/>
    </style:style>
    <style:style style:family="paragraph" style:name="P12" style:parent-style-name="UrbanTitle3">
      <style:paragraph-properties fo:text-align="end" style:justify-single-word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5">
      <style:paragraph-properties fo:text-align="start"/>
      <style:text-properties fo:font-size="12pt" fo:font-style="normal" fo:font-weight="normal" style:font-name="Arial" style:text-line-through-style="none" style:text-underline-style="non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ize="12pt" style:font-name="Times New Roman1" style:font-size-asian="12pt" style:font-size-complex="12pt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graphic" style:name="fr1" style:parent-style-name="Frame">
      <style:graphic-properties fo:border="none" fo:padding="0cm" style:horizontal-pos="from-left" style:horizontal-rel="paragraph" style:shadow="none" style:vertical-pos="from-top" style:vertical-rel="paragraph"/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2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 xlink:href="" xlink:type="simple">
          <form:properties>
            <form:property form:property-name="PropertyChangeNotificationEnabled" office:boolean-value="true" office:value-type="boolean"/>
          </form:properties>
          <form:checkbox form:control-implementation="ooo:com.sun.star.form.component.CheckBox" form:id="control1" form:image-position="center" form:label="Case à cocher" form:name="Case à cocher 1" xml:id="control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label="Case à cocher" form:name="Case à cocher 1" xml:id="control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label="Case à cocher" form:name="Case à cocher 1" xml:id="control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label="Case à cocher" form:name="Case à cocher 1" xml:id="control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14"><text:span text:style-name="T7">do text</text:span></text:p><text:p text:style-name="P14"><text:span text:style-name="T7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4">A remettre à l'agent traitant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2"><office:annotation><dc:creator>sde </dc:creator><dc:date>2011-07-27T10:02:17</dc:date><text:p text:style-name="P13"><text:span text:style-name="T8">do text</text:span></text:p><text:p text:style-name="P13"><text:span text:style-name="T9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3">Objet :</text:span> ENQUÊTE PUBLIQUE</text:p>
      <text:p text:style-name="UrbanBody"/>
      <text:list text:style-name="L2" xml:id="list292086498">
        <text:list-item>
          <text:p text:style-name="P8">vérifier si l'affiche jaune et la vue axonométrique sont bien placardées.</text:p>
        </text:list-item>
        <text:list-item>
          <text:p text:style-name="P8">distribuer les avis d'enquête à tous les occupants des immeubles situés dans un rayon <text:s/>de 50 mètres à partir des limites de la parcelle concernée.</text:p>
        </text:list-item>
      </text:list>
      <text:p text:style-name="UrbanBody"/>
      <text:p text:style-name="UrbanBody"><office:annotation><dc:creator>Gauthier Bastien</dc:creator><dc:date>2011-02-16T16:12:24</dc:date><text:p text:style-name="P13"><text:span text:style-name="T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/>
      <text:p text:style-name="UrbanBody"><text:span text:style-name="T3">Lieu : </text:span><text:text-input text:description="Situation des travaux">self.getWorkLocationSignaletic()</text:text-input></text:p>
      <text:p text:style-name="UrbanBody"/>
      <text:p text:style-name="UrbanBody"><text:span text:style-name="T3">Référence cadastrale :</text:span> <text:text-input text:description="Bien-Parcelles">licence_view.get_parcels()</text:text-input></text:p>
      <text:p text:style-name="UrbanBody"/>
      <text:p text:style-name="P2">Date : <text:span text:style-name="T4"><text:text-input text:description="Date début d'enquête">tool.formatDate(urbanEventObj.getLinkedInquiry().getInvestigationStart())</text:text-input></text:span></text:p>
      <text:p text:style-name="P6"/>
      <text:p text:style-name="P2">Éxécutée le :</text:p>
      <text:p text:style-name="P2"/>
      <text:p text:style-name="P2">Vérifiée le :</text:p>
      <text:p text:style-name="P2"/>
      <text:p text:style-name="P2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3"><text:s/><draw:control draw:control="control1" draw:style-name="gr1" draw:text-style-name="P15" draw:z-index="2" svg:height="0.498cm" svg:width="0.449cm" svg:y="-0.388cm" text:anchor-type="as-char"/>OUI <text:s text:c="2"/></text:p>
          </table:table-cell>
          <table:table-cell office:value-type="string" table:style-name="Tableau1.B1">
            <text:p text:style-name="P3"><text:s/><draw:control draw:control="control2" draw:style-name="gr1" draw:text-style-name="P15" draw:z-index="3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3"><text:s/><draw:control draw:control="control3" draw:style-name="gr1" draw:text-style-name="P15" draw:z-index="4" svg:height="0.498cm" svg:width="0.449cm" svg:y="-0.388cm" text:anchor-type="as-char"/>OUI <text:s text:c="2"/></text:p>
          </table:table-cell>
          <table:table-cell office:value-type="string" table:style-name="Tableau1.B2">
            <text:p text:style-name="P3"><text:s/><draw:control draw:control="control4" draw:style-name="gr1" draw:text-style-name="P15" draw:z-index="5" svg:height="0.498cm" svg:width="0.449cm" svg:y="-0.388cm" text:anchor-type="as-char"/>NON</text:p>
          </table:table-cell>
        </table:table-row>
      </table:table>
      <text:p text:style-name="P2"/>
      <text:p text:style-name="UrbanBody"><text:span text:style-name="T3">Remarques :</text:span></text:p>
      <text:p text:style-name="P10">L'agent traitant</text:p>
      <text:p text:style-name="P7"/>
      <text:p text:style-name="P11"><draw:frame draw:name="Cadre2" draw:style-name="fr1" draw:z-index="6" svg:height="5.23cm" svg:width="7.13cm" svg:x="-0.011cm" svg:y="-0.011cm" text:anchor-type="paragraph"><draw:text-box><text:p text:style-name="Standard"><office:annotation><dc:creator>sde </dc:creator><dc:date>2011-07-26T10:00:42</dc:date><text:p text:style-name="P14"><text:span text:style-name="T7">do text</text:span></text:p><text:p text:style-name="P14"><text:span text:style-name="T7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3" draw:style-name="fr1" draw:z-index="7" svg:height="3.256cm" svg:width="8.511cm" svg:x="7.796cm" svg:y="0.051cm" text:anchor-type="paragraph"><draw:text-box><text:p text:style-name="P4">A remettre dans la farde :</text:p><text:p text:style-name="P4">Ordres de mission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2"><office:annotation><dc:creator>sde </dc:creator><dc:date>2011-07-27T10:02:17</dc:date><text:p text:style-name="P13"><text:span text:style-name="T8">do text</text:span></text:p><text:p text:style-name="P13"><text:span text:style-name="T9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3">Objet :</text:span> ENQUÊTE PUBLIQUE</text:p>
      <text:p text:style-name="UrbanBody"/>
      <text:p text:style-name="UrbanBody"><office:annotation><dc:creator>Gauthier Bastien</dc:creator><dc:date>2011-02-16T16:12:24</dc:date><text:p text:style-name="P13"><text:span text:style-name="T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/>
      <text:p text:style-name="UrbanBody"><text:span text:style-name="T3">Lieu : </text:span><text:text-input text:description="Situation des travaux">self.getWorkLocationSignaletic()</text:text-input></text:p>
      <text:p text:style-name="UrbanBody"/>
      <text:p text:style-name="UrbanBody"><text:span text:style-name="T3">Référence cadastrale :</text:span> <text:text-input text:description="Bien-Parcelles">licence_view.get_parcels()</text:text-input></text:p>
      <text:p text:style-name="UrbanBody"/>
      <text:p text:style-name="P2">Date et heure de départ :</text:p>
      <text:p text:style-name="UrbanBody"/>
      <text:p text:style-name="P2">Date et heure de retour :</text:p>
      <text:p text:style-name="P2"/>
      <text:p text:style-name="P2">Rapport remis :</text:p>
      <text:p text:style-name="P2"/>
      <text:p text:style-name="P2"/>
      <text:p text:style-name="P2"/>
      <text:p text:style-name="P12">Le responsable</text:p>
      <text:p text:style-name="P7"><text:span text:style-name="T1"/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02cm solid #000000" fo:border-left="0.002cm solid #000000" fo:border-right="none" fo:border-top="0.002cm solid #000000" fo:padding="0.097cm"/>
    </style:style>
    <style:style style:family="table-cell" style:name="Tableau1.B1">
      <style:table-cell-properties fo:border="0.002cm solid #000000" fo:padding="0.097cm"/>
    </style:style>
    <style:style style:family="table-cell" style:name="Tableau1.A2">
      <style:table-cell-properties fo:border-bottom="0.002cm solid #000000" fo:border-left="0.002cm solid #000000" fo:border-right="none" fo:border-top="none" fo:padding="0.097cm"/>
    </style:style>
    <style:style style:family="table-cell" style:name="Tableau1.B2">
      <style:table-cell-properties fo:border-bottom="0.002cm solid #000000" fo:border-left="0.002cm solid #000000" fo:border-right="0.002cm solid #000000" fo:border-top="none" fo:padding="0.097cm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bold" style:font-weight-asian="bold" style:font-weight-complex="bold"/>
    </style:style>
    <style:style style:family="paragraph" style:name="P3" style:parent-style-name="UrbanBody">
      <style:paragraph-properties fo:text-align="start" style:justify-single-word="false"/>
      <style:text-properties fo:font-size="12pt" fo:font-weight="bold" style:font-name="Times New Roman" style:font-size-asian="10.5pt" style:font-weight-asian="bold" style:font-weight-complex="bold"/>
    </style:style>
    <style:style style:family="paragraph" style:name="P4" style:parent-style-name="UrbanTitle2">
      <style:paragraph-properties fo:text-align="end" style:justify-single-word="false"/>
    </style:style>
    <style:style style:family="paragraph" style:name="P5" style:parent-style-name="UrbanTitle2">
      <style:paragraph-properties fo:text-align="end" style:justify-single-word="false"/>
    </style:style>
    <style:style style:family="paragraph" style:name="P6" style:parent-style-name="UrbanBody">
      <style:text-properties fo:font-weight="normal" style:font-weight-asian="normal" style:font-weight-complex="normal"/>
    </style:style>
    <style:style style:family="paragraph" style:name="P7" style:parent-style-name="UrbanBody">
      <style:text-properties fo:font-style="normal" style:font-style-asian="normal" style:font-style-complex="normal"/>
    </style:style>
    <style:style style:family="paragraph" style:list-style-name="L2" style:name="P8" style:parent-style-name="UrbanBody"/>
    <style:style style:family="paragraph" style:name="P9" style:parent-style-name="UrbanBody">
      <style:text-properties fo:font-weight="bold" style:font-weight-asian="bold" style:font-weight-complex="bold"/>
    </style:style>
    <style:style style:family="paragraph" style:name="P10" style:parent-style-name="UrbanBody">
      <style:paragraph-properties fo:text-align="end" style:justify-single-word="false"/>
      <style:text-properties fo:font-weight="bold" style:font-weight-asian="bold" style:font-weight-complex="bold"/>
    </style:style>
    <style:style style:family="paragraph" style:name="P11" style:parent-style-name="UrbanBody">
      <style:paragraph-properties fo:break-before="page" fo:text-align="end" style:justify-single-word="false"/>
    </style:style>
    <style:style style:family="paragraph" style:name="P12" style:parent-style-name="UrbanTitle3">
      <style:paragraph-properties fo:text-align="end" style:justify-single-word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5">
      <style:paragraph-properties fo:text-align="start"/>
      <style:text-properties fo:font-size="12pt" fo:font-style="normal" fo:font-weight="normal" style:font-name="Arial" style:text-line-through-style="none" style:text-underline-style="non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ize="12pt" style:font-name="Times New Roman1" style:font-size-asian="12pt" style:font-size-complex="12pt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graphic" style:name="fr1" style:parent-style-name="Frame">
      <style:graphic-properties fo:border="none" fo:padding="0cm" style:horizontal-pos="from-left" style:horizontal-rel="paragraph" style:shadow="none" style:vertical-pos="from-top" style:vertical-rel="paragraph"/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2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 xlink:href="" xlink:type="simple">
          <form:properties>
            <form:property form:property-name="PropertyChangeNotificationEnabled" office:boolean-value="true" office:value-type="boolean"/>
          </form:properties>
          <form:checkbox form:control-implementation="ooo:com.sun.star.form.component.CheckBox" form:id="control1" form:image-position="center" form:label="Case à cocher" form:name="Case à cocher 1" xml:id="control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label="Case à cocher" form:name="Case à cocher 1" xml:id="control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label="Case à cocher" form:name="Case à cocher 1" xml:id="control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label="Case à cocher" form:name="Case à cocher 1" xml:id="control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14"><text:span text:style-name="T7">do text</text:span></text:p><text:p text:style-name="P14"><text:span text:style-name="T7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4">A remettre à l'agent traitant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2"><office:annotation><dc:creator>sde </dc:creator><dc:date>2011-07-27T10:02:17</dc:date><text:p text:style-name="P13"><text:span text:style-name="T8">do text</text:span></text:p><text:p text:style-name="P13"><text:span text:style-name="T9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3">Objet :</text:span> ENQUÊTE PUBLIQUE</text:p>
      <text:p text:style-name="UrbanBody"/>
      <text:list text:style-name="L2" xml:id="list292086498">
        <text:list-item>
          <text:p text:style-name="P8">vérifier si l'affiche jaune et la vue axonométrique sont bien placardées.</text:p>
        </text:list-item>
        <text:list-item>
          <text:p text:style-name="P8">distribuer les avis d'enquête à tous les occupants des immeubles situés dans un rayon <text:s/>de 50 mètres à partir des limites de la parcelle concernée.</text:p>
        </text:list-item>
      </text:list>
      <text:p text:style-name="UrbanBody"/>
      <text:p text:style-name="UrbanBody"><office:annotation><dc:creator>Gauthier Bastien</dc:creator><dc:date>2011-02-16T16:12:24</dc:date><text:p text:style-name="P13"><text:span text:style-name="T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/>
      <text:p text:style-name="UrbanBody"><text:span text:style-name="T3">Lieu : </text:span><text:text-input text:description="Situation des travaux">self.getWorkLocationSignaletic()</text:text-input></text:p>
      <text:p text:style-name="UrbanBody"/>
      <text:p text:style-name="UrbanBody"><text:span text:style-name="T3">Référence cadastrale :</text:span> <text:text-input text:description="Bien-Parcelles">licence_view.get_parcels()</text:text-input></text:p>
      <text:p text:style-name="UrbanBody"/>
      <text:p text:style-name="P2">Date : <text:span text:style-name="T4"><text:text-input text:description="Date début d'enquête">tool.formatDate(urbanEventObj.getLinkedInquiry().getInvestigationStart())</text:text-input></text:span></text:p>
      <text:p text:style-name="P6"/>
      <text:p text:style-name="P2">Éxécutée le :</text:p>
      <text:p text:style-name="P2"/>
      <text:p text:style-name="P2">Vérifiée le :</text:p>
      <text:p text:style-name="P2"/>
      <text:p text:style-name="P2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3"><text:s/><draw:control draw:control="control1" draw:style-name="gr1" draw:text-style-name="P15" draw:z-index="2" svg:height="0.498cm" svg:width="0.449cm" svg:y="-0.388cm" text:anchor-type="as-char"/>OUI <text:s text:c="2"/></text:p>
          </table:table-cell>
          <table:table-cell office:value-type="string" table:style-name="Tableau1.B1">
            <text:p text:style-name="P3"><text:s/><draw:control draw:control="control2" draw:style-name="gr1" draw:text-style-name="P15" draw:z-index="3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3"><text:s/><draw:control draw:control="control3" draw:style-name="gr1" draw:text-style-name="P15" draw:z-index="4" svg:height="0.498cm" svg:width="0.449cm" svg:y="-0.388cm" text:anchor-type="as-char"/>OUI <text:s text:c="2"/></text:p>
          </table:table-cell>
          <table:table-cell office:value-type="string" table:style-name="Tableau1.B2">
            <text:p text:style-name="P3"><text:s/><draw:control draw:control="control4" draw:style-name="gr1" draw:text-style-name="P15" draw:z-index="5" svg:height="0.498cm" svg:width="0.449cm" svg:y="-0.388cm" text:anchor-type="as-char"/>NON</text:p>
          </table:table-cell>
        </table:table-row>
      </table:table>
      <text:p text:style-name="P2"/>
      <text:p text:style-name="UrbanBody"><text:span text:style-name="T3">Remarques :</text:span></text:p>
      <text:p text:style-name="P10">L'agent traitant</text:p>
      <text:p text:style-name="P7"/>
      <text:p text:style-name="P11"><draw:frame draw:name="Cadre2" draw:style-name="fr1" draw:z-index="6" svg:height="5.23cm" svg:width="7.13cm" svg:x="-0.011cm" svg:y="-0.011cm" text:anchor-type="paragraph"><draw:text-box><text:p text:style-name="Standard"><office:annotation><dc:creator>sde </dc:creator><dc:date>2011-07-26T10:00:42</dc:date><text:p text:style-name="P14"><text:span text:style-name="T7">do text</text:span></text:p><text:p text:style-name="P14"><text:span text:style-name="T7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3" draw:style-name="fr1" draw:z-index="7" svg:height="3.256cm" svg:width="8.511cm" svg:x="7.796cm" svg:y="0.051cm" text:anchor-type="paragraph"><draw:text-box><text:p text:style-name="P4">A remettre dans la farde :</text:p><text:p text:style-name="P4">Ordres de mission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2"><office:annotation><dc:creator>sde </dc:creator><dc:date>2011-07-27T10:02:17</dc:date><text:p text:style-name="P13"><text:span text:style-name="T8">do text</text:span></text:p><text:p text:style-name="P13"><text:span text:style-name="T9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3">Objet :</text:span> ENQUÊTE PUBLIQUE</text:p>
      <text:p text:style-name="UrbanBody"/>
      <text:p text:style-name="UrbanBody"><office:annotation><dc:creator>Gauthier Bastien</dc:creator><dc:date>2011-02-16T16:12:24</dc:date><text:p text:style-name="P13"><text:span text:style-name="T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/>
      <text:p text:style-name="UrbanBody"><text:span text:style-name="T3">Lieu : </text:span><text:text-input text:description="Situation des travaux">self.getWorkLocationSignaletic()</text:text-input></text:p>
      <text:p text:style-name="UrbanBody"/>
      <text:p text:style-name="UrbanBody"><text:span text:style-name="T3">Référence cadastrale :</text:span> <text:text-input text:description="Bien-Parcelles">licence_view.get_parcels()</text:text-input></text:p>
      <text:p text:style-name="UrbanBody"/>
      <text:p text:style-name="P2">Date et heure de départ :</text:p>
      <text:p text:style-name="UrbanBody"/>
      <text:p text:style-name="P2">Date et heure de retour :</text:p>
      <text:p text:style-name="P2"/>
      <text:p text:style-name="P2">Rapport remis :</text:p>
      <text:p text:style-name="P2"/>
      <text:p text:style-name="P2"/>
      <text:p text:style-name="P2"/>
      <text:p text:style-name="P12">Le responsable</text:p>
      <text:p text:style-name="P7"><text:span text:style-name="T1"/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02cm solid #000000" fo:border-left="0.002cm solid #000000" fo:border-right="none" fo:border-top="0.002cm solid #000000" fo:padding="0.097cm"/>
    </style:style>
    <style:style style:family="table-cell" style:name="Tableau1.B1">
      <style:table-cell-properties fo:border="0.002cm solid #000000" fo:padding="0.097cm"/>
    </style:style>
    <style:style style:family="table-cell" style:name="Tableau1.A2">
      <style:table-cell-properties fo:border-bottom="0.002cm solid #000000" fo:border-left="0.002cm solid #000000" fo:border-right="none" fo:border-top="none" fo:padding="0.097cm"/>
    </style:style>
    <style:style style:family="table-cell" style:name="Tableau1.B2">
      <style:table-cell-properties fo:border-bottom="0.002cm solid #000000" fo:border-left="0.002cm solid #000000" fo:border-right="0.002cm solid #000000" fo:border-top="none" fo:padding="0.097cm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bold" style:font-weight-asian="bold" style:font-weight-complex="bold"/>
    </style:style>
    <style:style style:family="paragraph" style:name="P3" style:parent-style-name="UrbanBody">
      <style:paragraph-properties fo:text-align="start" style:justify-single-word="false"/>
      <style:text-properties fo:font-size="12pt" fo:font-weight="bold" style:font-name="Times New Roman" style:font-size-asian="10.5pt" style:font-weight-asian="bold" style:font-weight-complex="bold"/>
    </style:style>
    <style:style style:family="paragraph" style:name="P4" style:parent-style-name="UrbanTitle2">
      <style:paragraph-properties fo:text-align="end" style:justify-single-word="false"/>
    </style:style>
    <style:style style:family="paragraph" style:name="P5" style:parent-style-name="UrbanTitle2">
      <style:paragraph-properties fo:text-align="end" style:justify-single-word="false"/>
    </style:style>
    <style:style style:family="paragraph" style:name="P6" style:parent-style-name="UrbanBody">
      <style:text-properties fo:font-weight="normal" style:font-weight-asian="normal" style:font-weight-complex="normal"/>
    </style:style>
    <style:style style:family="paragraph" style:name="P7" style:parent-style-name="UrbanBody">
      <style:text-properties fo:font-style="normal" style:font-style-asian="normal" style:font-style-complex="normal"/>
    </style:style>
    <style:style style:family="paragraph" style:list-style-name="L2" style:name="P8" style:parent-style-name="UrbanBody"/>
    <style:style style:family="paragraph" style:name="P9" style:parent-style-name="UrbanBody">
      <style:text-properties fo:font-weight="bold" style:font-weight-asian="bold" style:font-weight-complex="bold"/>
    </style:style>
    <style:style style:family="paragraph" style:name="P10" style:parent-style-name="UrbanBody">
      <style:paragraph-properties fo:text-align="end" style:justify-single-word="false"/>
      <style:text-properties fo:font-weight="bold" style:font-weight-asian="bold" style:font-weight-complex="bold"/>
    </style:style>
    <style:style style:family="paragraph" style:name="P11" style:parent-style-name="UrbanBody">
      <style:paragraph-properties fo:break-before="page" fo:text-align="end" style:justify-single-word="false"/>
    </style:style>
    <style:style style:family="paragraph" style:name="P12" style:parent-style-name="UrbanTitle3">
      <style:paragraph-properties fo:text-align="end" style:justify-single-word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5">
      <style:paragraph-properties fo:text-align="start"/>
      <style:text-properties fo:font-size="12pt" fo:font-style="normal" fo:font-weight="normal" style:font-name="Arial" style:text-line-through-style="none" style:text-underline-style="non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ize="12pt" style:font-name="Times New Roman1" style:font-size-asian="12pt" style:font-size-complex="12pt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graphic" style:name="fr1" style:parent-style-name="Frame">
      <style:graphic-properties fo:border="none" fo:padding="0cm" style:horizontal-pos="from-left" style:horizontal-rel="paragraph" style:shadow="none" style:vertical-pos="from-top" style:vertical-rel="paragraph"/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2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 xlink:href="" xlink:type="simple">
          <form:properties>
            <form:property form:property-name="PropertyChangeNotificationEnabled" office:boolean-value="true" office:value-type="boolean"/>
          </form:properties>
          <form:checkbox form:control-implementation="ooo:com.sun.star.form.component.CheckBox" form:id="control1" form:image-position="center" form:label="Case à cocher" form:name="Case à cocher 1" xml:id="control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label="Case à cocher" form:name="Case à cocher 1" xml:id="control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label="Case à cocher" form:name="Case à cocher 1" xml:id="control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label="Case à cocher" form:name="Case à cocher 1" xml:id="control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14"><text:span text:style-name="T7">do text</text:span></text:p><text:p text:style-name="P14"><text:span text:style-name="T7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4">A remettre à l'agent traitant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2"><office:annotation><dc:creator>sde </dc:creator><dc:date>2011-07-27T10:02:17</dc:date><text:p text:style-name="P13"><text:span text:style-name="T8">do text</text:span></text:p><text:p text:style-name="P13"><text:span text:style-name="T9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3">Objet :</text:span> ENQUÊTE PUBLIQUE</text:p>
      <text:p text:style-name="UrbanBody"/>
      <text:list text:style-name="L2" xml:id="list292086498">
        <text:list-item>
          <text:p text:style-name="P8">vérifier si l'affiche jaune et la vue axonométrique sont bien placardées.</text:p>
        </text:list-item>
        <text:list-item>
          <text:p text:style-name="P8">distribuer les avis d'enquête à tous les occupants des immeubles situés dans un rayon <text:s/>de 50 mètres à partir des limites de la parcelle concernée.</text:p>
        </text:list-item>
      </text:list>
      <text:p text:style-name="UrbanBody"/>
      <text:p text:style-name="UrbanBody"><office:annotation><dc:creator>Gauthier Bastien</dc:creator><dc:date>2011-02-16T16:12:24</dc:date><text:p text:style-name="P13"><text:span text:style-name="T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/>
      <text:p text:style-name="UrbanBody"><text:span text:style-name="T3">Lieu : </text:span><text:text-input text:description="Situation des travaux">self.getWorkLocationSignaletic()</text:text-input></text:p>
      <text:p text:style-name="UrbanBody"/>
      <text:p text:style-name="UrbanBody"><text:span text:style-name="T3">Référence cadastrale :</text:span> <text:text-input text:description="Bien-Parcelles">licence_view.get_parcels()</text:text-input></text:p>
      <text:p text:style-name="UrbanBody"/>
      <text:p text:style-name="P2">Date : <text:span text:style-name="T4"><text:text-input text:description="Date début d'enquête">tool.formatDate(urbanEventObj.getLinkedInquiry().getInvestigationStart())</text:text-input></text:span></text:p>
      <text:p text:style-name="P6"/>
      <text:p text:style-name="P2">Éxécutée le :</text:p>
      <text:p text:style-name="P2"/>
      <text:p text:style-name="P2">Vérifiée le :</text:p>
      <text:p text:style-name="P2"/>
      <text:p text:style-name="P2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3"><text:s/><draw:control draw:control="control1" draw:style-name="gr1" draw:text-style-name="P15" draw:z-index="2" svg:height="0.498cm" svg:width="0.449cm" svg:y="-0.388cm" text:anchor-type="as-char"/>OUI <text:s text:c="2"/></text:p>
          </table:table-cell>
          <table:table-cell office:value-type="string" table:style-name="Tableau1.B1">
            <text:p text:style-name="P3"><text:s/><draw:control draw:control="control2" draw:style-name="gr1" draw:text-style-name="P15" draw:z-index="3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3"><text:s/><draw:control draw:control="control3" draw:style-name="gr1" draw:text-style-name="P15" draw:z-index="4" svg:height="0.498cm" svg:width="0.449cm" svg:y="-0.388cm" text:anchor-type="as-char"/>OUI <text:s text:c="2"/></text:p>
          </table:table-cell>
          <table:table-cell office:value-type="string" table:style-name="Tableau1.B2">
            <text:p text:style-name="P3"><text:s/><draw:control draw:control="control4" draw:style-name="gr1" draw:text-style-name="P15" draw:z-index="5" svg:height="0.498cm" svg:width="0.449cm" svg:y="-0.388cm" text:anchor-type="as-char"/>NON</text:p>
          </table:table-cell>
        </table:table-row>
      </table:table>
      <text:p text:style-name="P2"/>
      <text:p text:style-name="UrbanBody"><text:span text:style-name="T3">Remarques :</text:span></text:p>
      <text:p text:style-name="P10">L'agent traitant</text:p>
      <text:p text:style-name="P7"/>
      <text:p text:style-name="P11"><draw:frame draw:name="Cadre2" draw:style-name="fr1" draw:z-index="6" svg:height="5.23cm" svg:width="7.13cm" svg:x="-0.011cm" svg:y="-0.011cm" text:anchor-type="paragraph"><draw:text-box><text:p text:style-name="Standard"><office:annotation><dc:creator>sde </dc:creator><dc:date>2011-07-26T10:00:42</dc:date><text:p text:style-name="P14"><text:span text:style-name="T7">do text</text:span></text:p><text:p text:style-name="P14"><text:span text:style-name="T7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3" draw:style-name="fr1" draw:z-index="7" svg:height="3.256cm" svg:width="8.511cm" svg:x="7.796cm" svg:y="0.051cm" text:anchor-type="paragraph"><draw:text-box><text:p text:style-name="P4">A remettre dans la farde :</text:p><text:p text:style-name="P4">Ordres de mission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2"><office:annotation><dc:creator>sde </dc:creator><dc:date>2011-07-27T10:02:17</dc:date><text:p text:style-name="P13"><text:span text:style-name="T8">do text</text:span></text:p><text:p text:style-name="P13"><text:span text:style-name="T9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3">Objet :</text:span> ENQUÊTE PUBLIQUE</text:p>
      <text:p text:style-name="UrbanBody"/>
      <text:p text:style-name="UrbanBody"><office:annotation><dc:creator>Gauthier Bastien</dc:creator><dc:date>2011-02-16T16:12:24</dc:date><text:p text:style-name="P13"><text:span text:style-name="T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/>
      <text:p text:style-name="UrbanBody"><text:span text:style-name="T3">Lieu : </text:span><text:text-input text:description="Situation des travaux">self.getWorkLocationSignaletic()</text:text-input></text:p>
      <text:p text:style-name="UrbanBody"/>
      <text:p text:style-name="UrbanBody"><text:span text:style-name="T3">Référence cadastrale :</text:span> <text:text-input text:description="Bien-Parcelles">licence_view.get_parcels()</text:text-input></text:p>
      <text:p text:style-name="UrbanBody"/>
      <text:p text:style-name="P2">Date et heure de départ :</text:p>
      <text:p text:style-name="UrbanBody"/>
      <text:p text:style-name="P2">Date et heure de retour :</text:p>
      <text:p text:style-name="P2"/>
      <text:p text:style-name="P2">Rapport remis :</text:p>
      <text:p text:style-name="P2"/>
      <text:p text:style-name="P2"/>
      <text:p text:style-name="P2"/>
      <text:p text:style-name="P12">Le responsable</text:p>
      <text:p text:style-name="P7"><text:span text:style-name="T1"/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cell" style:name="Tableau1.A1">
      <style:table-cell-properties fo:border-bottom="0.002cm solid #000000" fo:border-left="0.002cm solid #000000" fo:border-right="none" fo:border-top="0.002cm solid #000000" fo:padding="0.097cm"/>
    </style:style>
    <style:style style:family="table-cell" style:name="Tableau1.B1">
      <style:table-cell-properties fo:border="0.002cm solid #000000" fo:padding="0.097cm"/>
    </style:style>
    <style:style style:family="table-cell" style:name="Tableau1.A2">
      <style:table-cell-properties fo:border-bottom="0.002cm solid #000000" fo:border-left="0.002cm solid #000000" fo:border-right="none" fo:border-top="none" fo:padding="0.097cm"/>
    </style:style>
    <style:style style:family="table-cell" style:name="Tableau1.B2">
      <style:table-cell-properties fo:border-bottom="0.002cm solid #000000" fo:border-left="0.002cm solid #000000" fo:border-right="0.002cm solid #000000" fo:border-top="none" fo:padding="0.097cm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bold" style:font-weight-asian="bold" style:font-weight-complex="bold"/>
    </style:style>
    <style:style style:family="paragraph" style:name="P3" style:parent-style-name="UrbanBody">
      <style:paragraph-properties fo:text-align="start" style:justify-single-word="false"/>
      <style:text-properties fo:font-size="12pt" fo:font-weight="bold" style:font-name="Times New Roman" style:font-size-asian="10.5pt" style:font-weight-asian="bold" style:font-weight-complex="bold"/>
    </style:style>
    <style:style style:family="paragraph" style:name="P4" style:parent-style-name="UrbanTitle2">
      <style:paragraph-properties fo:text-align="end" style:justify-single-word="false"/>
    </style:style>
    <style:style style:family="paragraph" style:name="P5" style:parent-style-name="UrbanTitle2">
      <style:paragraph-properties fo:text-align="end" style:justify-single-word="false"/>
    </style:style>
    <style:style style:family="paragraph" style:name="P6" style:parent-style-name="UrbanBody">
      <style:text-properties fo:font-weight="normal" style:font-weight-asian="normal" style:font-weight-complex="normal"/>
    </style:style>
    <style:style style:family="paragraph" style:name="P7" style:parent-style-name="UrbanBody">
      <style:text-properties fo:font-style="normal" style:font-style-asian="normal" style:font-style-complex="normal"/>
    </style:style>
    <style:style style:family="paragraph" style:list-style-name="L2" style:name="P8" style:parent-style-name="UrbanBody"/>
    <style:style style:family="paragraph" style:name="P9" style:parent-style-name="UrbanBody">
      <style:text-properties fo:font-weight="bold" style:font-weight-asian="bold" style:font-weight-complex="bold"/>
    </style:style>
    <style:style style:family="paragraph" style:name="P10" style:parent-style-name="UrbanBody">
      <style:paragraph-properties fo:text-align="end" style:justify-single-word="false"/>
      <style:text-properties fo:font-weight="bold" style:font-weight-asian="bold" style:font-weight-complex="bold"/>
    </style:style>
    <style:style style:family="paragraph" style:name="P11" style:parent-style-name="UrbanBody">
      <style:paragraph-properties fo:break-before="page" fo:text-align="end" style:justify-single-word="false"/>
    </style:style>
    <style:style style:family="paragraph" style:name="P12" style:parent-style-name="UrbanTitle3">
      <style:paragraph-properties fo:text-align="end" style:justify-single-word="fals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5">
      <style:paragraph-properties fo:text-align="start"/>
      <style:text-properties fo:font-size="12pt" fo:font-style="normal" fo:font-weight="normal" style:font-name="Arial" style:text-line-through-style="none" style:text-underline-style="non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ize="12pt" style:font-name="Times New Roman1" style:font-size-asian="12pt" style:font-size-complex="12pt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graphic" style:name="fr1" style:parent-style-name="Frame">
      <style:graphic-properties fo:border="none" fo:padding="0cm" style:horizontal-pos="from-left" style:horizontal-rel="paragraph" style:shadow="none" style:vertical-pos="from-top" style:vertical-rel="paragraph"/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2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 xlink:href="" xlink:type="simple">
          <form:properties>
            <form:property form:property-name="PropertyChangeNotificationEnabled" office:boolean-value="true" office:value-type="boolean"/>
          </form:properties>
          <form:checkbox form:control-implementation="ooo:com.sun.star.form.component.CheckBox" form:id="control1" form:image-position="center" form:label="Case à cocher" form:name="Case à cocher 1" xml:id="control1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label="Case à cocher" form:name="Case à cocher 1" xml:id="control2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label="Case à cocher" form:name="Case à cocher 1" xml:id="control3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label="Case à cocher" form:name="Case à cocher 1" xml:id="control4">
            <form:properties>
              <form:property form:property-name="DefaultControl" office:string-value="com.sun.star.form.control.CheckBox" office:value-type="string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14"><text:span text:style-name="T7">do text</text:span></text:p><text:p text:style-name="P14"><text:span text:style-name="T7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4">A remettre à l'agent traitant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2"><office:annotation><dc:creator>sde </dc:creator><dc:date>2011-07-27T10:02:17</dc:date><text:p text:style-name="P13"><text:span text:style-name="T8">do text</text:span></text:p><text:p text:style-name="P13"><text:span text:style-name="T9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3">Objet :</text:span> ENQUÊTE PUBLIQUE</text:p>
      <text:p text:style-name="UrbanBody"/>
      <text:list text:style-name="L2" xml:id="list292086498">
        <text:list-item>
          <text:p text:style-name="P8">vérifier si l'affiche jaune et la vue axonométrique sont bien placardées.</text:p>
        </text:list-item>
        <text:list-item>
          <text:p text:style-name="P8">distribuer les avis d'enquête à tous les occupants des immeubles situés dans un rayon <text:s/>de 50 mètres à partir des limites de la parcelle concernée.</text:p>
        </text:list-item>
      </text:list>
      <text:p text:style-name="UrbanBody"/>
      <text:p text:style-name="UrbanBody"><office:annotation><dc:creator>Gauthier Bastien</dc:creator><dc:date>2011-02-16T16:12:24</dc:date><text:p text:style-name="P13"><text:span text:style-name="T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/>
      <text:p text:style-name="UrbanBody"><text:span text:style-name="T3">Lieu : </text:span><text:text-input text:description="Situation des travaux">self.getWorkLocationSignaletic()</text:text-input></text:p>
      <text:p text:style-name="UrbanBody"/>
      <text:p text:style-name="UrbanBody"><text:span text:style-name="T3">Référence cadastrale :</text:span> <text:text-input text:description="Bien-Parcelles">licence_view.get_parcels()</text:text-input></text:p>
      <text:p text:style-name="UrbanBody"/>
      <text:p text:style-name="P2">Date : <text:span text:style-name="T4"><text:text-input text:description="Date début d'enquête">tool.formatDate(urbanEventObj.getLinkedInquiry().getInvestigationStart())</text:text-input></text:span></text:p>
      <text:p text:style-name="P6"/>
      <text:p text:style-name="P2">Éxécutée le :</text:p>
      <text:p text:style-name="P2"/>
      <text:p text:style-name="P2">Vérifiée le :</text:p>
      <text:p text:style-name="P2"/>
      <text:p text:style-name="P2">Affichage correct 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3"><text:s/><draw:control draw:control="control1" draw:style-name="gr1" draw:text-style-name="P15" draw:z-index="2" svg:height="0.498cm" svg:width="0.449cm" svg:y="-0.388cm" text:anchor-type="as-char"/>OUI <text:s text:c="2"/></text:p>
          </table:table-cell>
          <table:table-cell office:value-type="string" table:style-name="Tableau1.B1">
            <text:p text:style-name="P3"><text:s/><draw:control draw:control="control2" draw:style-name="gr1" draw:text-style-name="P15" draw:z-index="3" svg:height="0.498cm" svg:width="0.449cm" svg:y="-0.388cm" text:anchor-type="as-char"/>NON</text:p>
          </table:table-cell>
        </table:table-row>
        <table:table-row>
          <table:table-cell office:value-type="string" table:style-name="Tableau1.A2">
            <text:p text:style-name="P3"><text:s/><draw:control draw:control="control3" draw:style-name="gr1" draw:text-style-name="P15" draw:z-index="4" svg:height="0.498cm" svg:width="0.449cm" svg:y="-0.388cm" text:anchor-type="as-char"/>OUI <text:s text:c="2"/></text:p>
          </table:table-cell>
          <table:table-cell office:value-type="string" table:style-name="Tableau1.B2">
            <text:p text:style-name="P3"><text:s/><draw:control draw:control="control4" draw:style-name="gr1" draw:text-style-name="P15" draw:z-index="5" svg:height="0.498cm" svg:width="0.449cm" svg:y="-0.388cm" text:anchor-type="as-char"/>NON</text:p>
          </table:table-cell>
        </table:table-row>
      </table:table>
      <text:p text:style-name="P2"/>
      <text:p text:style-name="UrbanBody"><text:span text:style-name="T3">Remarques :</text:span></text:p>
      <text:p text:style-name="P10">L'agent traitant</text:p>
      <text:p text:style-name="P7"/>
      <text:p text:style-name="P11"><draw:frame draw:name="Cadre2" draw:style-name="fr1" draw:z-index="6" svg:height="5.23cm" svg:width="7.13cm" svg:x="-0.011cm" svg:y="-0.011cm" text:anchor-type="paragraph"><draw:text-box><text:p text:style-name="Standard"><office:annotation><dc:creator>sde </dc:creator><dc:date>2011-07-26T10:00:42</dc:date><text:p text:style-name="P14"><text:span text:style-name="T7">do text</text:span></text:p><text:p text:style-name="P14"><text:span text:style-name="T7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3" draw:style-name="fr1" draw:z-index="7" svg:height="3.256cm" svg:width="8.511cm" svg:x="7.796cm" svg:y="0.051cm" text:anchor-type="paragraph"><draw:text-box><text:p text:style-name="P4">A remettre dans la farde :</text:p><text:p text:style-name="P4">Ordres de mission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2"><office:annotation><dc:creator>sde </dc:creator><dc:date>2011-07-27T10:02:17</dc:date><text:p text:style-name="P13"><text:span text:style-name="T8">do text</text:span></text:p><text:p text:style-name="P13"><text:span text:style-name="T9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3">Objet :</text:span> ENQUÊTE PUBLIQUE</text:p>
      <text:p text:style-name="UrbanBody"/>
      <text:p text:style-name="UrbanBody"><office:annotation><dc:creator>Gauthier Bastien</dc:creator><dc:date>2011-02-16T16:12:24</dc:date><text:p text:style-name="P13"><text:span text:style-name="T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/>
      <text:p text:style-name="UrbanBody"><text:span text:style-name="T3">Lieu : </text:span><text:text-input text:description="Situation des travaux">self.getWorkLocationSignaletic()</text:text-input></text:p>
      <text:p text:style-name="UrbanBody"/>
      <text:p text:style-name="UrbanBody"><text:span text:style-name="T3">Référence cadastrale :</text:span> <text:text-input text:description="Bien-Parcelles">licence_view.get_parcels()</text:text-input></text:p>
      <text:p text:style-name="UrbanBody"/>
      <text:p text:style-name="P2">Date et heure de départ :</text:p>
      <text:p text:style-name="UrbanBody"/>
      <text:p text:style-name="P2">Date et heure de retour :</text:p>
      <text:p text:style-name="P2"/>
      <text:p text:style-name="P2">Rapport remis :</text:p>
      <text:p text:style-name="P2"/>
      <text:p text:style-name="P2"/>
      <text:p text:style-name="P2"/>
      <text:p text:style-name="P12">Le responsable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08-11T15:56:51</dc:date>
    <dc:creator>sde </dc:creator>
    <meta:editing-duration>PT7H47M20S</meta:editing-duration>
    <meta:editing-cycles>45</meta:editing-cycles>
    <meta:generator>LibreOffice/3.3$Unix LibreOffice_project/330m19$Build-202</meta:generator>
    <meta:document-statistic meta:table-count="1" meta:image-count="0" meta:object-count="0" meta:page-count="2" meta:paragraph-count="40" meta:word-count="151" meta:character-count="1258"/>
  </office:meta>
</office:document-meta>
</file>